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style:line-height-at-least="1.402cm" fo:orphans="2" fo:widows="2"/>
      <style:text-properties fo:font-variant="normal" fo:text-transform="none" fo:color="#555555" style:font-name="Roboto" fo:font-size="15pt" fo:letter-spacing="normal" fo:font-style="normal" fo:font-weight="bold" style:font-size-asian="15pt" style:font-weight-asian="bold" style:font-size-complex="15pt" style:font-weight-complex="bold"/>
    </style:style>
    <style:style style:name="P2" style:family="paragraph" style:parent-style-name="Heading_20_2">
      <style:paragraph-properties fo:margin-left="0cm" fo:margin-right="0cm" fo:margin-top="0cm" fo:margin-bottom="0.318cm" style:contextual-spacing="false" fo:line-height="120%" fo:orphans="2" fo:widows="2" fo:text-indent="0cm" style:auto-text-indent="false" fo:padding="0cm" fo:border="none"/>
      <style:text-properties fo:font-variant="normal" fo:text-transform="none" fo:color="#555555" style:font-name="Roboto" fo:font-size="25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" style:family="paragraph" style:parent-style-name="Standard">
      <style:text-properties officeooo:rsid="00019b0f" officeooo:paragraph-rsid="000f45de"/>
    </style:style>
    <style:style style:name="P5" style:family="paragraph" style:parent-style-name="Standard">
      <style:text-properties fo:font-variant="normal" fo:text-transform="none" fo:color="#707070" style:font-name="Roboto" fo:font-size="12pt" fo:letter-spacing="normal" fo:font-style="normal" fo:font-weight="normal" officeooo:rsid="0013c9f8" officeooo:paragraph-rsid="0013c9f8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707070" style:font-name="Liberation Serif" fo:font-size="12pt" fo:letter-spacing="normal" fo:font-style="normal" fo:font-weight="normal" officeooo:paragraph-rsid="00142aa2"/>
    </style:style>
    <style:style style:name="P7" style:family="paragraph" style:parent-style-name="Standard">
      <style:text-properties fo:font-variant="normal" fo:text-transform="none" fo:color="#999966" style:font-name="Liberation Serif" fo:font-size="12pt" fo:letter-spacing="normal" fo:font-style="normal" fo:font-weight="normal" officeooo:rsid="0011d2e1" officeooo:paragraph-rsid="0011d2e1"/>
    </style:style>
    <style:style style:name="P8" style:family="paragraph" style:parent-style-name="Standard">
      <style:text-properties fo:font-variant="normal" fo:text-transform="none" fo:color="#999966" style:font-name="Liberation Serif" fo:font-size="12pt" fo:letter-spacing="normal" fo:font-style="normal" fo:font-weight="normal" officeooo:rsid="0013c9f8" officeooo:paragraph-rsid="0013c9f8"/>
    </style:style>
    <style:style style:name="P9" style:family="paragraph" style:parent-style-name="Standard">
      <style:text-properties fo:font-variant="normal" fo:text-transform="none" fo:color="#999966" style:font-name="Liberation Serif" fo:font-size="11pt" fo:letter-spacing="normal" fo:font-style="normal" fo:font-weight="normal" officeooo:rsid="0013c9f8" officeooo:paragraph-rsid="0013c9f8" style:font-size-asian="11pt" style:font-size-complex="11pt"/>
    </style:style>
    <style:style style:name="P10" style:family="paragraph" style:parent-style-name="Standard">
      <style:text-properties fo:font-variant="normal" fo:text-transform="none" fo:color="#999966" style:font-name="Roboto" fo:font-size="12pt" fo:letter-spacing="normal" fo:font-style="normal" fo:font-weight="normal" officeooo:rsid="0013c9f8" officeooo:paragraph-rsid="0013c9f8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142aa2"/>
    </style:style>
    <style:style style:name="P1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999966" style:font-name="Liberation Serif" fo:font-size="12pt" style:font-size-asian="12pt" style:font-size-complex="12pt"/>
    </style:style>
    <style:style style:name="P16" style:family="paragraph" style:parent-style-name="Standard">
      <style:text-properties officeooo:rsid="00173171" officeooo:paragraph-rsid="00173171"/>
    </style:style>
    <style:style style:name="P17" style:family="paragraph" style:parent-style-name="Heading_20_2">
      <style:text-properties fo:font-variant="normal" fo:text-transform="none" fo:color="#555555" style:font-name="Roboto" fo:font-size="14pt" fo:letter-spacing="normal" fo:font-style="normal" fo:font-weight="bold" officeooo:rsid="00019b0f" officeooo:paragraph-rsid="000f45de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9" style:family="paragraph" style:parent-style-name="Standard">
      <style:text-properties officeooo:rsid="0018e3fa" officeooo:paragraph-rsid="0018e3fa"/>
    </style:style>
    <style:style style:name="T1" style:family="text">
      <style:text-properties fo:color="#707070" style:font-name="Liberation Serif"/>
    </style:style>
    <style:style style:name="T2" style:family="text">
      <style:text-properties fo:color="#707070" style:font-name="Liberation Serif" fo:font-size="12pt" style:font-size-asian="12pt" style:font-size-complex="12pt"/>
    </style:style>
    <style:style style:name="T3" style:family="text">
      <style:text-properties fo:color="#00193a" style:text-line-through-style="none" style:text-line-through-type="none" style:font-name="Liberation Serif" style:text-underline-style="none" style:text-blinking="false" fo:padding="0cm" fo:border="none"/>
    </style:style>
    <style:style style:name="T4" style:family="text">
      <style:text-properties fo:color="#00193a" style:text-line-through-style="none" style:text-line-through-type="none" style:font-name="Liberation Serif" fo:font-size="12pt" style:text-underline-style="none" style:text-blinking="false" style:font-size-asian="12pt" style:font-size-complex="12pt" fo:padding="0cm" fo:border="none"/>
    </style:style>
    <style:style style:name="T5" style:family="text">
      <style:text-properties fo:font-variant="normal" fo:text-transform="none" fo:color="#707070" style:font-name="Roboto" fo:font-size="12pt" fo:letter-spacing="normal" fo:font-style="normal" fo:font-weight="normal"/>
    </style:style>
    <style:style style:name="T6" style:family="text">
      <style:text-properties fo:font-variant="normal" fo:text-transform="none" fo:color="#707070" style:font-name="Liberation Serif" fo:font-size="12pt" fo:letter-spacing="normal" fo:font-style="normal" fo:font-weight="normal"/>
    </style:style>
    <style:style style:name="T7" style:family="text">
      <style:text-properties fo:font-variant="normal" fo:text-transform="none" fo:color="#00193a" style:text-line-through-style="none" style:text-line-through-type="none" style:font-name="inherit" fo:font-size="12pt" fo:letter-spacing="normal" fo:font-style="normal" style:text-underline-style="none" fo:font-weight="normal" style:text-blinking="false" fo:padding="0cm" fo:border="none"/>
    </style:style>
    <style:style style:name="T8" style:family="text">
      <style:text-properties fo:font-variant="normal" fo:text-transform="none" fo:color="#00193a" style:text-line-through-style="none" style:text-line-through-type="none" style:font-name="Liberation Serif" fo:font-size="12pt" fo:letter-spacing="normal" fo:font-style="normal" style:text-underline-style="none" fo:font-weight="normal" style:text-blinking="false" fo:padding="0cm" fo:border="none"/>
    </style:style>
    <style:style style:name="T9" style:family="text">
      <style:text-properties fo:font-weight="bold" fo:padding="0cm" fo:border="none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.132cm" style:wrap="right" style:number-wrapped-paragraphs="no-limit" style:vertical-pos="top" style:vertical-rel="paragraph-content" style:horizontal-pos="left" style:horizontal-rel="paragraph" fo:padding="0cm" fo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https://l-lin.github.io/angular-datatables/#/getting-started</text:p>
      <text:p text:style-name="P4"><text:a xlink:type="simple" xlink:href="https://www.uno-de-piera.com/angular-4-y-datatables/">https://www.uno-de-piera.com/angular-4-y-datatables/</text:a></text:p>
      <text:p text:style-name="P16"><text:a xlink:type="simple" xlink:href="https://www.npmjs.com/package/angular-4-data-table-bootstrap-4">https://www.npmjs.com/package/angular-4-data-table-bootstrap-4</text:a></text:p>
      <text:p text:style-name="P16"/>
      <text:p text:style-name="P4"/>
      <text:p text:style-name="P13"><draw:frame draw:style-name="fr1" draw:name="Marco1" text:anchor-type="paragraph" svg:width="19.844cm" draw:z-index="0"><draw:text-box fo:min-height="0.041cm"><text:h text:style-name="P1" text:outline-level="1">Angular 4 y Datatables</text:h></draw:text-box></draw:frame><text:span text:style-name="T6">En esta entrada vamos a ver un ejemplo claro sobre el uso de </text:span><text:a xlink:type="simple" xlink:href="https://www.uno-de-piera.com/category/angular-4/" office:target-frame-name="_blank" xlink:show="new"><text:span text:style-name="T8">Angular 4</text:span></text:a><text:span text:style-name="T6"> y </text:span><text:a xlink:type="simple" xlink:href="https://datatables.net/" office:target-frame-name="_blank" xlink:show="new"><text:span text:style-name="T8">Datatables</text:span></text:a><text:span text:style-name="T6">, si no conoces Datatables, es un plugin escrito en jQuery que nos permite crear tablas html muy dinámicas, con paginaciones utilizando ajax, búsquedas, ordenación y mucho más</text:span><text:bookmark text:name="more-17600"/><text:span text:style-name="T6">.</text:span></text:p>
      <text:p text:style-name="P13"><text:span text:style-name="T6">Para utilizar Datatables vamos a utilizar </text:span><text:a xlink:type="simple" xlink:href="https://github.com/mariuszfoltak/angular2-datatable"><text:span text:style-name="T8">este package</text:span></text:a><text:span text:style-name="T6">, el cual funciona muy bien y tiene todo lo que podamos necesitar.</text:span></text:p>
      <text:p text:style-name="P6">Recuerda que tienes 2 cursos completos para trabajar con Angular y Datatables, a continuación te dejo los enlaces.</text:p>
      <text:h text:style-name="P17" text:outline-level="2">Instalar Datatables en Angular 4</text:h>
      <text:p text:style-name="P11">Ten en cuenta que para el ejemplo yo voy a estar trabajando con @angular/cli utilizando un proyecto generado con el siguiente comando.</text:p>
      <text:p text:style-name="P11">ng new angular-datatables --routing</text:p>
      <text:p text:style-name="P11"/>
      <text:p text:style-name="P11">Para instalar Datatables vamos a ejecutar el siguiente comando desde la terminal.</text:p>
      <text:p text:style-name="P15">npm i -s angular2-datatable</text:p>
      <text:p text:style-name="P11"/>
      <text:p text:style-name="P11">Ahora vamos a generar un nuevo componente para poder trabajar de forma separada con Datatables, para ello vamos a ejecutar el siguiente comando.</text:p>
      <text:p text:style-name="P15">ng g c datatables-products</text:p>
      <text:p text:style-name="P11"/>
      <text:p text:style-name="P11">Abre el componente generado y añade el siguiente código.</text:p>
      <text:p text:style-name="P11"/>
      <text:p text:style-name="P15">import { Component, OnInit } from '@angular/core';</text:p>
      <text:p text:style-name="P15">import {Http} from "@angular/http";</text:p>
      <text:p text:style-name="P15"/>
      <text:p text:style-name="P15">@Component({</text:p>
      <text:p text:style-name="P15"><text:s text:c="2"/>selector: 'app-datatables-products',</text:p>
      <text:p text:style-name="P15"><text:s text:c="2"/>templateUrl: './datatables-products.component.html',</text:p>
      <text:p text:style-name="P15"><text:s text:c="2"/>styleUrls: ['./datatables-products.component.css']</text:p>
      <text:p text:style-name="P15">})</text:p>
      <text:p text:style-name="P15">export class DatatablesProductsComponent implements OnInit {</text:p>
      <text:p text:style-name="P15"/>
      <text:p text:style-name="P15"><text:s text:c="2"/>public data: any[];</text:p>
      <text:p text:style-name="P15"><text:s text:c="2"/>public filterQuery = "";</text:p>
      <text:p text:style-name="P15"><text:s text:c="2"/>public rowsOnPage = 5;</text:p>
      <text:p text:style-name="P15"><text:s text:c="2"/>public sortBy = "email";</text:p>
      <text:p text:style-name="P15"><text:s text:c="2"/>public sortOrder = "asc";</text:p>
      <text:p text:style-name="P15"/>
      <text:p text:style-name="P15"><text:s text:c="2"/>constructor(private _http: Http) { }</text:p>
      <text:p text:style-name="P15"><text:soft-page-break/></text:p>
      <text:p text:style-name="P15"><text:s text:c="2"/>ngOnInit(): void {</text:p>
      <text:p text:style-name="P15"><text:s text:c="4"/>this._http.get("assets/data.json")</text:p>
      <text:p text:style-name="P15"><text:s text:c="6"/>.subscribe((data)=&amp;gt; {</text:p>
      <text:p text:style-name="P15"><text:s text:c="8"/>setTimeout(()=&amp;gt; {</text:p>
      <text:p text:style-name="P15"><text:s text:c="10"/>this.data = data.json();</text:p>
      <text:p text:style-name="P15"><text:s text:c="8"/>}, 2000);</text:p>
      <text:p text:style-name="P15"><text:s text:c="6"/>});</text:p>
      <text:p text:style-name="P15"><text:s text:c="2"/>}</text:p>
      <text:p text:style-name="P15">}</text:p>
      <text:p text:style-name="P11"/>
      <text:p text:style-name="P13"><text:span text:style-name="T2">Lo único que hacemos es definir algunas propiedades de la clase para utilizar con Datatables y hacer una petición http en el hook ngOnInit a un archivo data.json que puedes descargar desde </text:span><text:a xlink:type="simple" xlink:href="https://github.com/mariuszfoltak/angular2-datatable/blob/master/examples/systemjs/app/data.json" office:target-frame-name="_blank" xlink:show="new"><text:span text:style-name="T4">aquí</text:span></text:a><text:span text:style-name="T2">, recuerda colocarlo en el directorio assets. Con esto ya tenemos disponibles tanto los datos como las variables que necesitamos para construir un ejemplo.</text:span></text:p>
      <text:p text:style-name="P13"><text:span text:style-name="T10"><text:line-break/></text:span><text:span text:style-name="T2">Abre el archivo .html de nuestro componente y añade el siguiente código, donde simplemente mostramos la información haciendo uso de los componentes y directivas que nos ofrece el package Angular2 Datatables.</text:span></text:p>
      <text:p text:style-name="P11"/>
      <text:p text:style-name="P11">&lt;table class="table table-striped" [mfData]="data" #mf="mfDataTable" [mfRowsOnPage]="rowsOnPage"&gt; </text:p>
      <text:p text:style-name="P11"><text:s text:c="2"/>&lt;thead&gt; </text:p>
      <text:p text:style-name="P11"><text:s text:c="2"/>&lt;tr&gt; </text:p>
      <text:p text:style-name="P11"><text:s text:c="4"/>&lt;th style="width: 20%"&gt; </text:p>
      <text:p text:style-name="P11"><text:s text:c="6"/>&lt;mfDefaultSorter by="name"&gt;Name&lt;/mfDefaultSorter&gt; </text:p>
      <text:p text:style-name="P11"><text:s text:c="4"/>&lt;/th&gt; </text:p>
      <text:p text:style-name="P11"><text:s text:c="4"/>&lt;th style="width: 50%"&gt; </text:p>
      <text:p text:style-name="P11"><text:s text:c="6"/>&lt;mfDefaultSorter by="email"&gt;Email&lt;/mfDefaultSorter&gt; </text:p>
      <text:p text:style-name="P11"><text:s text:c="4"/>&lt;/th&gt; </text:p>
      <text:p text:style-name="P11"><text:s text:c="4"/>&lt;th style="width: 10%"&gt; </text:p>
      <text:p text:style-name="P11"><text:s text:c="6"/>&lt;mfDefaultSorter by="age"&gt;Age&lt;/mfDefaultSorter&gt; </text:p>
      <text:p text:style-name="P11"><text:s text:c="4"/>&lt;/th&gt; </text:p>
      <text:p text:style-name="P11"><text:s text:c="4"/>&lt;th style="width: 20%"&gt; </text:p>
      <text:p text:style-name="P11"><text:s text:c="6"/>&lt;mfDefaultSorter by="city"&gt;City&lt;/mfDefaultSorter&gt; </text:p>
      <text:p text:style-name="P11"><text:s text:c="4"/>&lt;/th&gt; </text:p>
      <text:p text:style-name="P11"><text:s text:c="2"/>&lt;/tr&gt; </text:p>
      <text:p text:style-name="P11"><text:s text:c="2"/>&lt;/thead&gt; </text:p>
      <text:p text:style-name="P11"><text:s text:c="2"/>&lt;tbody&gt; </text:p>
      <text:p text:style-name="P11"><text:s text:c="2"/>&lt;tr *ngFor="let item of mf.data"&gt; </text:p>
      <text:p text:style-name="P11"><text:s text:c="4"/>&lt;td&gt;{{item.name}}&lt;/td&gt; </text:p>
      <text:p text:style-name="P11"><text:s text:c="4"/>&lt;td&gt;{{item.email}}&lt;/td&gt; </text:p>
      <text:p text:style-name="P11"><text:s text:c="4"/>&lt;td class="text-right"&gt;{{item.age}}&lt;/td&gt; </text:p>
      <text:p text:style-name="P11"><text:s text:c="4"/>&lt;td&gt;{{item.city | uppercase}}&lt;/td&gt; </text:p>
      <text:p text:style-name="P11"><text:s text:c="2"/>&lt;/tr&gt; </text:p>
      <text:p text:style-name="P11"><text:s text:c="2"/>&lt;/tbody&gt; </text:p>
      <text:p text:style-name="P11"><text:s text:c="2"/>&lt;tfoot&gt; </text:p>
      <text:p text:style-name="P11"><text:s text:c="2"/>&lt;tr&gt; </text:p>
      <text:p text:style-name="P11"><text:s text:c="4"/>&lt;td colspan="4"&gt; </text:p>
      <text:p text:style-name="P11"><text:soft-page-break/><text:s text:c="6"/>&lt;mfBootstrapPaginator [rowsOnPageSet]="[5,10,25]"&gt;&lt;/mfBootstrapPaginator&gt; </text:p>
      <text:p text:style-name="P11"><text:s text:c="4"/>&lt;/td&gt; </text:p>
      <text:p text:style-name="P11"><text:s text:c="2"/>&lt;/tr&gt; </text:p>
      <text:p text:style-name="P11"><text:s text:c="2"/>&lt;/tfoot&gt; </text:p>
      <text:p text:style-name="P11">&lt;/table&gt;</text:p>
      <text:p text:style-name="P11"/>
      <text:p text:style-name="P11">Cómo puedes ver todo está bastante claro.</text:p>
      <text:list xml:id="list7105891291484202132" text:style-name="L1">
        <text:list-item>
          <text:p text:style-name="P18">[mfData]=”data”: le decimos los datos que queremos utilizar.</text:p>
        </text:list-item>
        <text:list-item>
          <text:p text:style-name="P18">[mfRowsOnPage]=”rowsOnPage”: resultados por página.</text:p>
        </text:list-item>
        <text:list-item>
          <text:p text:style-name="P18">mfDefaultSorter: columna de Datatables con ordenación.</text:p>
        </text:list-item>
        <text:list-item>
          <text:p text:style-name="P18">mfBootstrapPaginator: componente para representar la paginación de Datatables.</text:p>
        </text:list-item>
        <text:list-item>
          <text:p text:style-name="P18">[rowsOnPageSet]=”[5,10,25]”: aparte de la paginación, nos permite decir si queremos mostrar un número distinto de resultados por página.</text:p>
          <text:p text:style-name="P18"/>
        </text:list-item>
      </text:list>
      <text:p text:style-name="P14">Añadir Bootstrap a Angular 4 y Datatables</text:p>
      <text:p text:style-name="P14"/>
      <text:p text:style-name="P12">Para conseguir un mejor aspecto para nuestras tablas, podemos añadir bootstrap directamente desde su cdn, incluso añadir un tema, para ello abre el archivo index.html de tu app y añade el siguiente código debajo del favicon.</text:p>
      <text:p text:style-name="P7"/>
      <text:p text:style-name="P9">&lt;link rel="stylesheet" href="https://maxcdn.bootstrapcdn.com/bootstrap/3.3.7/css/bootstrap.min.css"&gt; </text:p>
      <text:p text:style-name="P8"><text:span text:style-name="T11">&lt;link rel="stylesheet" href="</text:span><text:a xlink:type="simple" xlink:href="https://maxcdn.bootstrapcdn.com/bootswatch/3.3.7/flatly/bootstrap.min.css"><text:span text:style-name="T11">https://maxcdn.bootstrapcdn.com/bootswatch/3.3.7/flatly/bootstrap.min.css</text:span></text:a><text:span text:style-name="T11">"&gt;</text:span></text:p>
      <text:p text:style-name="P8"/>
      <text:p text:style-name="Standard"><text:span text:style-name="T1">Si deseas cambiar el tema simplemente puedes utilizar el que más te guste de </text:span><text:a xlink:type="simple" xlink:href="https://www.bootstrapcdn.com/bootswatch/" office:target-frame-name="_blank" xlink:show="new"><text:span text:style-name="T3">esta página</text:span></text:a><text:span text:style-name="T1">.</text:span></text:p>
      <text:h text:style-name="P2" text:outline-level="2">Añadir un buscador a Datatables</text:h>
      <text:p text:style-name="P3"><text:span text:style-name="T5">Si además queremos añadir un buscador para realizar búsquedas sobre columnas de nuestras tablas, entonces debemos ejecutar primero el siguiente comando para crear un </text:span><text:a xlink:type="simple" xlink:href="https://www.uno-de-piera.com/pipes-angular2/" office:target-frame-name="_blank" xlink:show="new"><text:span text:style-name="T7">Pipe</text:span></text:a><text:span text:style-name="T5">.</text:span></text:p>
      <text:p text:style-name="P8"/>
      <text:p text:style-name="P10">ng g pipe pipes/data-filter</text:p>
      <text:p text:style-name="P5">Ábrelo y añade el siguiente código.</text:p>
      <text:p text:style-name="P5"/>
      <text:p text:style-name="P10">import * as _ from "lodash";</text:p>
      <text:p text:style-name="P10">import {Pipe, PipeTransform} from "@angular/core";</text:p>
      <text:p text:style-name="P10"/>
      <text:p text:style-name="P10">@Pipe({</text:p>
      <text:p text:style-name="P10"><text:s text:c="2"/>name: "dataFilter"</text:p>
      <text:p text:style-name="P10">})</text:p>
      <text:p text:style-name="P10">export class DataFilterPipe implements PipeTransform {</text:p>
      <text:p text:style-name="P10"/>
      <text:p text:style-name="P10"><text:s text:c="2"/>transform(array: any[], query: string): any {</text:p>
      <text:p text:style-name="P10"><text:s text:c="4"/>if (query) {</text:p>
      <text:p text:style-name="P10"><text:s text:c="6"/>return _.filter(array, row =&amp;gt; (row.name).toLowerCase().indexOf(query) &amp;gt; -1);</text:p>
      <text:p text:style-name="P10"><text:s text:c="4"/>}</text:p>
      <text:p text:style-name="P10"><text:soft-page-break/><text:s text:c="4"/>return array;</text:p>
      <text:p text:style-name="P10"><text:s text:c="2"/>}</text:p>
      <text:p text:style-name="P10">}</text:p>
      <text:p text:style-name="P5"/>
      <text:p text:style-name="P5">Para poder utilizar el Filtro que acabamos de crear vamos a modificar el código html de nuestro componente para añadir un buscador y utilizar el filtro en los datos de entrada de Datatables ([mfData]).</text:p>
      <text:p text:style-name="P5"/>
      <text:p text:style-name="P5">&lt;div class="col-md-12"&gt; </text:p>
      <text:p text:style-name="P5"/>
      <text:p text:style-name="P5"><text:s text:c="2"/>&lt;table </text:p>
      <text:p text:style-name="P5"><text:s text:c="4"/>class="table table-striped" </text:p>
      <text:p text:style-name="P5"><text:s text:c="4"/>[mfData]="data | dataFilter : filterQuery" </text:p>
      <text:p text:style-name="P5"><text:s text:c="4"/>#mf="mfDataTable" </text:p>
      <text:p text:style-name="P5"><text:s text:c="4"/>[mfRowsOnPage]="rowsOnPage" </text:p>
      <text:p text:style-name="P5"><text:s text:c="4"/>[(mfSortBy)]="sortBy" </text:p>
      <text:p text:style-name="P5"><text:s text:c="4"/>[(mfSortOrder)]="sortOrder" </text:p>
      <text:p text:style-name="P5"><text:s text:c="2"/>&gt; </text:p>
      <text:p text:style-name="P5"><text:s text:c="4"/>&lt;thead&gt; </text:p>
      <text:p text:style-name="P5"><text:s text:c="4"/>&lt;tr&gt; </text:p>
      <text:p text:style-name="P5"><text:s text:c="6"/>&lt;th style="width: 20%"&gt; </text:p>
      <text:p text:style-name="P5"><text:s text:c="8"/>&lt;mfDefaultSorter by="name"&gt;Name&lt;/mfDefaultSorter&gt; </text:p>
      <text:p text:style-name="P5"><text:s text:c="6"/>&lt;/th&gt; </text:p>
      <text:p text:style-name="P5"><text:s text:c="6"/>&lt;th style="width: 50%"&gt; </text:p>
      <text:p text:style-name="P5"><text:s text:c="8"/>&lt;mfDefaultSorter by="email"&gt;Email&lt;/mfDefaultSorter&gt; </text:p>
      <text:p text:style-name="P5"><text:s text:c="6"/>&lt;/th&gt; </text:p>
      <text:p text:style-name="P5"><text:s text:c="6"/>&lt;th style="width: 10%"&gt; </text:p>
      <text:p text:style-name="P5"><text:s text:c="8"/>&lt;mfDefaultSorter by="age"&gt;Age&lt;/mfDefaultSorter&gt; </text:p>
      <text:p text:style-name="P5"><text:s text:c="6"/>&lt;/th&gt; </text:p>
      <text:p text:style-name="P5"><text:s text:c="6"/>&lt;th style="width: 20%"&gt; </text:p>
      <text:p text:style-name="P5"><text:s text:c="8"/>&lt;mfDefaultSorter by="city"&gt;City&lt;/mfDefaultSorter&gt; </text:p>
      <text:p text:style-name="P5"><text:s text:c="6"/>&lt;/th&gt; </text:p>
      <text:p text:style-name="P5"><text:s text:c="4"/>&lt;/tr&gt; </text:p>
      <text:p text:style-name="P5"><text:s text:c="4"/>&lt;tr&gt; </text:p>
      <text:p text:style-name="P5"><text:s text:c="6"/>&lt;th colspan="5"&gt; </text:p>
      <text:p text:style-name="P5"><text:s text:c="8"/>Filter by name: </text:p>
      <text:p text:style-name="P5"><text:s text:c="8"/>&lt;input class="form-control" [(ngModel)]="filterQuery"/&gt; </text:p>
      <text:p text:style-name="P5"><text:s text:c="6"/>&lt;/th&gt; </text:p>
      <text:p text:style-name="P5"><text:s text:c="4"/>&lt;/tr&gt; </text:p>
      <text:p text:style-name="P5"><text:s text:c="4"/>&lt;/thead&gt; </text:p>
      <text:p text:style-name="P5"><text:s text:c="4"/>&lt;tbody&gt; </text:p>
      <text:p text:style-name="P5"><text:s text:c="4"/>&lt;tr *ngFor="let item of mf.data"&gt; </text:p>
      <text:p text:style-name="P5"><text:s text:c="6"/>&lt;td&gt;{{item.name}}&lt;/td&gt; </text:p>
      <text:p text:style-name="P5"><text:s text:c="6"/>&lt;td&gt;{{item.email}}&lt;/td&gt; </text:p>
      <text:p text:style-name="P5"><text:s text:c="6"/>&lt;td class="text-right"&gt;{{item.age}}&lt;/td&gt; </text:p>
      <text:p text:style-name="P5"><text:s text:c="6"/>&lt;td&gt;{{item.city | uppercase}}&lt;/td&gt; </text:p>
      <text:p text:style-name="P5"><text:s text:c="4"/>&lt;/tr&gt; </text:p>
      <text:p text:style-name="P5"><text:s text:c="4"/>&lt;/tbody&gt; </text:p>
      <text:p text:style-name="P5"><text:soft-page-break/><text:s text:c="4"/>&lt;tfoot&gt; </text:p>
      <text:p text:style-name="P5"><text:s text:c="4"/>&lt;tr&gt; </text:p>
      <text:p text:style-name="P5"><text:s text:c="6"/>&lt;td colspan="4"&gt; </text:p>
      <text:p text:style-name="P5"><text:s text:c="8"/>&lt;mfBootstrapPaginator [rowsOnPageSet]="[5,10,25]"&gt;&lt;/mfBootstrapPaginator&gt; </text:p>
      <text:p text:style-name="P5"><text:s text:c="6"/>&lt;/td&gt; </text:p>
      <text:p text:style-name="P5"><text:s text:c="4"/>&lt;/tr&gt; </text:p>
      <text:p text:style-name="P5"><text:s text:c="4"/>&lt;/tfoot&gt; </text:p>
      <text:p text:style-name="P5"><text:s text:c="2"/>&lt;/table&gt; </text:p>
      <text:p text:style-name="P5">&lt;/div&gt;</text:p>
      <text:p text:style-name="P5"/>
      <text:p text:style-name="P5">Eso es todo, si le echas un ojo al último trozo de código verás que simplemente hemos hecho un par de modificaciones, ahora tenemos un ejemplo con <text:span text:style-name="Strong_20_Emphasis"><text:span text:style-name="T9">Angular 4 y Datatables</text:span></text:span> utilizando paginación, ordenación y un buscador, espero que te resulte út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21:14:29.995159142</meta:creation-date>
    <dc:date>2017-09-05T08:33:11.628618190</dc:date>
    <meta:editing-duration>PT1H23M16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5" meta:paragraph-count="152" meta:word-count="744" meta:character-count="6540" meta:non-whitespace-character-count="5437"/>
  </office:meta>
</office:document-meta>
</file>